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adornments="Regular" style:font-pitch="variable"/>
  </office:font-face-decls>
  <office:automatic-styles>
    <style:style style:name="P1" style:family="paragraph" style:parent-style-name="Header_20_right">
      <style:text-properties fo:language="en" fo:country="US"/>
    </style:style>
    <style:style style:name="P2" style:family="paragraph" style:parent-style-name="Heading_20_1">
      <style:paragraph-properties fo:break-before="page"/>
      <style:text-properties fo:language="en" fo:country="US" officeooo:rsid="00147e4a" officeooo:paragraph-rsid="00147e4a"/>
    </style:style>
    <style:style style:name="P3" style:family="paragraph" style:parent-style-name="Heading_20_1">
      <style:text-properties officeooo:rsid="00204069" officeooo:paragraph-rsid="00204069"/>
    </style:style>
    <style:style style:name="P4" style:family="paragraph" style:parent-style-name="Preformatted_20_Text">
      <style:paragraph-properties fo:margin-top="0.402cm" fo:margin-bottom="0.402cm" style:contextual-spacing="false" fo:text-align="center" style:justify-single-word="false"/>
      <style:text-properties officeooo:paragraph-rsid="000fa34a"/>
    </style:style>
    <style:style style:name="P5" style:family="paragraph" style:parent-style-name="Text_20_body">
      <style:text-properties fo:language="en" fo:country="US" style:text-underline-style="solid" style:text-underline-width="auto" style:text-underline-color="font-color" officeooo:rsid="001819e3" officeooo:paragraph-rsid="001819e3"/>
    </style:style>
    <style:style style:name="P6" style:family="paragraph" style:parent-style-name="Text_20_body">
      <style:text-properties fo:language="en" fo:country="US" officeooo:rsid="00160fb3" officeooo:paragraph-rsid="00160fb3"/>
    </style:style>
    <style:style style:name="P7" style:family="paragraph" style:parent-style-name="Text_20_body">
      <style:text-properties fo:language="en" fo:country="US" officeooo:rsid="001725e0" officeooo:paragraph-rsid="001725e0"/>
    </style:style>
    <style:style style:name="P8" style:family="paragraph" style:parent-style-name="Text_20_body">
      <style:text-properties officeooo:rsid="00204069" officeooo:paragraph-rsid="00204069"/>
    </style:style>
    <style:style style:name="P9" style:family="paragraph" style:parent-style-name="Text_20_body">
      <style:text-properties officeooo:rsid="00211250" officeooo:paragraph-rsid="00211250"/>
    </style:style>
    <style:style style:name="P10" style:family="paragraph" style:parent-style-name="Text_20_body">
      <style:text-properties officeooo:rsid="00219469" officeooo:paragraph-rsid="00219469"/>
    </style:style>
    <style:style style:name="P11" style:family="paragraph" style:parent-style-name="Text_20_body">
      <style:text-properties officeooo:rsid="00238076" officeooo:paragraph-rsid="00238076"/>
    </style:style>
    <style:style style:name="P12" style:family="paragraph" style:parent-style-name="Title">
      <style:text-properties fo:language="en" fo:country="US" officeooo:rsid="000fa34a" officeooo:paragraph-rsid="000fa34a" style:language-asian="zxx" style:country-asian="none" style:language-complex="zxx" style:country-complex="none"/>
    </style:style>
    <style:style style:name="P13" style:family="paragraph" style:parent-style-name="Title">
      <style:text-properties fo:language="en" fo:country="US" officeooo:rsid="000d4b06" officeooo:paragraph-rsid="00147e4a" style:language-asian="zxx" style:country-asian="none" style:language-complex="zxx" style:country-complex="none"/>
    </style:style>
    <style:style style:name="T1" style:family="text">
      <style:text-properties fo:color="#d9ff00" loext:opacity="100%" fo:language="en" fo:country="US"/>
    </style:style>
    <style:style style:name="T2" style:family="text">
      <style:text-properties fo:language="en" fo:country="US" fo:font-style="normal" style:language-asian="zxx" style:country-asian="none" style:font-style-asian="normal" style:language-complex="zxx" style:country-complex="none" style:font-style-complex="normal"/>
    </style:style>
    <style:style style:name="T3" style:family="text">
      <style:text-properties fo:language="en" fo:country="US" fo:font-style="normal" officeooo:rsid="000e9e5c" style:language-asian="zxx" style:country-asian="none" style:font-style-asian="normal" style:language-complex="zxx" style:country-complex="none" style:font-style-complex="normal"/>
    </style:style>
    <style:style style:name="T4" style:family="text">
      <style:text-properties officeooo:rsid="001819e3"/>
    </style:style>
    <style:style style:name="T5" style:family="text">
      <style:text-properties style:text-underline-style="none"/>
    </style:style>
    <style:style style:name="T6" style:family="text">
      <style:text-properties officeooo:rsid="00211250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211250" style:font-style-asian="italic" style:font-style-complex="italic"/>
    </style:style>
    <style:style style:name="T9" style:family="text">
      <style:text-properties fo:font-style="italic" officeooo:rsid="00225b64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211250" style:font-style-asian="normal" style:font-style-complex="normal"/>
    </style:style>
    <style:style style:name="T12" style:family="text">
      <style:text-properties fo:font-style="normal" officeooo:rsid="00238076" style:font-style-asian="normal" style:font-style-complex="normal"/>
    </style:style>
    <style:style style:name="T13" style:family="text">
      <style:text-properties fo:font-style="normal" officeooo:rsid="0023b453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2"/>
      <text:p text:style-name="P12"/>
      <text:p text:style-name="P12"/>
      <text:p text:style-name="P13"/>
      <text:p text:style-name="P13"/>
      <text:p text:style-name="P13"/>
      <text:p text:style-name="P13"/>
      <text:p text:style-name="P13">Caligrafo</text:p>
      <text:p text:style-name="P12">Planning Document</text:p>
      <text:p text:style-name="P4"><text:a xlink:type="simple" xlink:href="https://github.com/Zvorky/Caligrafo" text:style-name="Internet_20_link" text:visited-style-name="Visited_20_Internet_20_Link"><text:span text:style-name="T3">G</text:span></text:a><text:a xlink:type="simple" xlink:href="https://github.com/Zvorky/Caligrafo" text:style-name="Internet_20_link" text:visited-style-name="Visited_20_Internet_20_Link"><text:span text:style-name="T2">it</text:span></text:a><text:a xlink:type="simple" xlink:href="https://github.com/Zvorky/Caligrafo" text:style-name="Internet_20_link" text:visited-style-name="Visited_20_Internet_20_Link"><text:span text:style-name="T3">H</text:span></text:a><text:a xlink:type="simple" xlink:href="https://github.com/Zvorky/Caligrafo" text:style-name="Internet_20_link" text:visited-style-name="Visited_20_Internet_20_Link"><text:span text:style-name="T2">ub.com/Zvorky/Caligrafo</text:span></text:a></text:p>
      <text:h text:style-name="P2" text:outline-level="1">The Idea</text:h>
      <text:p text:style-name="P6">Work with alignments for texts, essentially when printing at terminal.</text:p>
      <text:p text:style-name="P6">The same functions to align and stylize the printed text can be used to write into text files.</text:p>
      <text:p text:style-name="P7">It <text:span text:style-name="T4">will </text:span>can support lists, tables, and some others text structures… 🤔</text:p>
      <text:p text:style-name="P7"/>
      <text:p text:style-name="P5">The goal<text:span text:style-name="T5"> is to turn simple text formatting easier, allowing us to make more fancy CLIs and text files quickly.</text:span></text:p>
      <text:p text:style-name="P5"/>
      <text:p text:style-name="P5"/>
      <text:p text:style-name="P5"/>
      <text:p text:style-name="P5"/>
      <text:p text:style-name="P5"/>
      <text:p text:style-name="P5"/>
      <text:h text:style-name="P3" text:outline-level="1">The Code</text:h>
      <text:p text:style-name="P8">Object Oriented, the Caligrafo can be a class itself, who makes the actions, or…</text:p>
      <text:p text:style-name="P8">The formatted text as a class, that can be converted <text:span text:style-name="T6">from/into </text:span><text:span text:style-name="T8">str</text:span><text:span text:style-name="T11">.</text:span></text:p>
      <text:p text:style-name="P9"><text:span text:style-name="T10">Or maybe both…</text:span></text:p>
      <text:p text:style-name="P9"><text:span text:style-name="T10"/></text:p>
      <text:p text:style-name="P10"><text:span text:style-name="T10">With the Caligrafo being a class itself I mean the text would be the simple </text:span><text:span text:style-name="T7">st</text:span><text:span text:style-name="T9">r </text:span><text:span text:style-name="T10">yet, </text:span><text:span text:style-name="T12">but</text:span><text:span text:style-name="T10"> </text:span><text:span text:style-name="T12">with the formatting applied.</text:span></text:p>
      <text:p text:style-name="P11"><text:span text:style-name="T10">But with the formatted text as a class, we have more versatility to use the functions one just before other, and still can get the simple </text:span><text:span text:style-name="T13">tex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Ubuntu" fo:font-family="Ubuntu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tab-stops/>
      </style:paragraph-properties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margin-top="0cm" fo:margin-bottom="0cm" style:contextual-spacing="false" fo:text-align="center" style:justify-single-word="false">
        <style:tab-stops/>
      </style:paragraph-properties>
      <style:text-properties fo:font-size="28pt" style:text-underline-style="solid" style:text-underline-width="auto" style:text-underline-color="font-color" fo:font-weight="bold" fo:background-color="transparent" style:font-size-asian="28pt" style:font-weight-asian="bold" style:font-size-complex="28pt" style:font-weight-complex="600"/>
    </style:style>
    <style:style style:name="Signature" style:family="paragraph" style:parent-style-name="Standard" style:class="text">
      <style:paragraph-properties text:number-lines="false" text:line-number="0"/>
      <style:text-properties fo:text-transform="capitalize" fo:color="#d9ff00" loext:opacity="100%" fo:text-shadow="1pt 1pt" style:text-underline-style="non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right">
      <style:text-properties fo:language="en" fo:country="US"/>
    </style:style>
    <style:style style:name="MT1" style:family="text">
      <style:text-properties fo:color="#d9ff00" loext:opacity="100%"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true" draw:fill="none" draw:fill-color="#111111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rch 03 2023</text:p>
      </style:header>
      <style:footer>
        <text:p text:style-name="Signature"><text:a xlink:type="simple" xlink:href="https://www.linkedin.com/in/enzo-zavorski/" text:style-name="Internet_20_link" text:visited-style-name="Visited_20_Internet_20_Link"><text:span text:style-name="MT1">Enzo Zavorski Delevatti</text:span></text:a></text:p>
        <text:p text:style-name="Signature"><text:a xlink:type="simple" xlink:href="https://github.com/Zvorky" text:style-name="Internet_20_link" text:visited-style-name="Visited_20_Internet_20_Link"><text:span text:style-name="MT1">@Zvorky</text:span>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7T09:53:22.765896879</meta:creation-date>
    <meta:generator>LibreOffice/7.3.7.2$Linux_X86_64 LibreOffice_project/30$Build-2</meta:generator>
    <dc:date>2023-03-10T19:55:20.542227322</dc:date>
    <meta:editing-duration>PT55M53S</meta:editing-duration>
    <meta:editing-cycles>17</meta:editing-cycles>
    <meta:keyword>Python; Text; Print; Tool; Alignment;</meta:keyword>
    <dc:subject>Planning the Caligrafo.py project, a Python Libray with Text and Printing Tools</dc:subject>
    <dc:title>Caligrafo Planning Document</dc:title>
    <meta:document-statistic meta:table-count="0" meta:image-count="0" meta:object-count="0" meta:page-count="2" meta:paragraph-count="17" meta:word-count="153" meta:character-count="876" meta:non-whitespace-character-count="740"/>
  </office:meta>
</office:document-meta>
</file>